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5" draw:layer="layout" svg:width="4.766cm" svg:height="2.333cm" svg:x="3.734cm" svg:y="6.5cm">
          <text:p text:style-name="P1">Network</text:p>
          <text:p text:style-name="P1">Parameter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id="id4" draw:layer="layout" svg:width="4.767cm" svg:height="2.333cm" svg:x="0cm" svg:y="7.667cm">
          <text:p text:style-name="P1">Main</text:p>
          <text:p text:style-name="P1">Parameter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id="id2" draw:layer="layout" svg:width="4.5cm" svg:height="2.5cm" svg:x="9cm" svg:y="2.5cm">
          <text:p text:style-name="P1">Run</text:p>
          <text:p text:style-name="P1">Informa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id="id1" draw:layer="layout" svg:width="4.767cm" svg:height="2.333cm" svg:x="15.733cm" svg:y="7cm">
          <text:p text:style-name="P1">Result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draw:id="id3" draw:layer="layout" svg:width="4.767cm" svg:height="2.333cm" svg:x="12.433cm" svg:y="8.167cm">
          <text:p text:style-name="P1">Result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1" draw:layer="layout" draw:type="curve" svg:x1="18.116cm" svg:y1="7cm" svg:x2="13.5cm" svg:y2="3.75cm" draw:start-shape="id1" draw:start-glue-point="0" draw:end-shape="id2" draw:end-glue-point="1" svg:d="m18116 7000c0-2167-1538-3250-4616-3250">
          <text:p/>
        </draw:connector>
        <draw:connector draw:style-name="gr2" draw:text-style-name="P1" draw:layer="layout" draw:type="curve" svg:x1="14.816cm" svg:y1="8.167cm" svg:x2="13.5cm" svg:y2="3.75cm" draw:start-shape="id3" draw:end-shape="id2" draw:end-glue-point="1" svg:d="m14816 8167c0-2945-438-4417-1316-4417">
          <text:p/>
        </draw:connector>
        <draw:connector draw:style-name="gr2" draw:text-style-name="P1" draw:layer="layout" draw:type="curve" svg:x1="9cm" svg:y1="3.75cm" svg:x2="2.383cm" svg:y2="7.667cm" draw:start-shape="id2" draw:start-glue-point="3" draw:end-shape="id4" draw:end-glue-point="0" svg:d="m9000 3750c-4412 0-6617 1305-6617 3917">
          <text:p/>
        </draw:connector>
        <draw:connector draw:style-name="gr2" draw:text-style-name="P1" draw:layer="layout" draw:type="curve" svg:x1="2.383cm" svg:y1="10cm" svg:x2="6.117cm" svg:y2="8.833cm" draw:start-shape="id4" draw:start-glue-point="2" draw:end-shape="id5" svg:d="m2383 10000c0 751 3734 1335 3734-11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scha Holzhauer</meta:initial-creator>
    <meta:creation-date>2011-06-30T14:20:28.71</meta:creation-date>
    <dc:date>2011-06-30T14:27:59.59</dc:date>
    <dc:creator>Sascha Holzhauer</dc:creator>
    <meta:editing-duration>PT00H07M31S</meta:editing-duration>
    <meta:editing-cycles>2</meta:editing-cycles>
    <meta:generator>OpenOffice.org/3.1$Win32 OpenOffice.org_project/310m19$Build-9420</meta:generator>
    <meta:document-statistic meta:object-count="9"/>
  </office:meta>
</office:document-meta>
</file>